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4000000700B18521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NFTera" draw:opacity="25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subtitle" style:list-style-name="L1">
      <style:graphic-properties draw:fill-color="#ffffff" draw:auto-grow-height="true" fo:min-height="13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1cm" fo:margin-bottom="1cm" fo:line-height="115%" fo:text-align="center" fo:text-indent="0cm"/>
      <style:text-properties fo:font-variant="normal" fo:text-transform="none" fo:color="#784b04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margin-top="1cm" fo:margin-bottom="1cm" fo:line-height="115%" fo:text-align="center" fo:text-indent="0cm"/>
      <style:text-properties fo:font-variant="normal" fo:text-transform="none" fo:color="#784b04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color="#784b04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784b04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8cm" svg:height="13cm" svg:x="0cm" svg:y="1.5cm">
          <draw:text-box>
            <text:p text:style-name="P1"><text:span text:style-name="T1">NFTera</text:span><text:span text:style-name="T2"> révolutionne l’art numérique </text:span><text:span text:style-name="T2"><text:line-break/></text:span><text:span text:style-name="T2">en offrant une plateforme </text:span><text:span text:style-name="T1">tout-en-un</text:span><text:span text:style-name="T2"> pour </text:span><text:span text:style-name="T2"><text:line-break/></text:span><text:span text:style-name="T2">créer, collectionner et exposer des œuvres sous forme de </text:span><text:span text:style-name="T2">NFT.</text:span><text:span text:style-name="T2"><text:line-break/></text:span><text:span text:style-name="T2">Avec des interfaces dédiées aux </text:span><text:span text:style-name="T2"><text:line-break/></text:span><text:span text:style-name="T1">artistes, collectionneurs, galeries et mécènes</text:span><text:span text:style-name="T2">, </text:span><text:span text:style-name="T2"><text:line-break/></text:span><text:span text:style-name="T2">elle allie </text:span><text:span text:style-name="T1">blockchain, galeries 3D et réalité augmentée</text:span><text:span text:style-name="T2"> </text:span><text:span text:style-name="T2"><text:line-break/></text:span><text:span text:style-name="T2">pour rendre l’art accessible, traçable et valorisant. </text:span><text:span text:style-name="T2"><text:line-break/></text:span><text:span text:style-name="T2">Un projet ambitieux à la croisée de la tech et de la culture, </text:span><text:span text:style-name="T2"><text:line-break/></text:span><text:span text:style-name="T2">conçu pour une équipe de 7 pionni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NFTera" xlink:href="Pictures/100000000000094000000700B185214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8:21:53.764853374</meta:creation-date>
    <dc:date>2025-11-11T18:26:39.455649348</dc:date>
    <meta:editing-duration>PT4M46S</meta:editing-duration>
    <meta:editing-cycles>1</meta:editing-cycles>
    <meta:document-statistic meta:object-count="24"/>
    <meta:generator>LibreOffice/24.2.7.2$Linux_X86_64 LibreOffice_project/420$Build-2</meta:generator>
  </office:meta>
</office:document-meta>
</file>